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alibri" fo:font-size="14pt" style:font-size-asian="14pt" style:font-size-complex="14pt"/>
    </style:style>
    <style:style style:name="P9" style:family="paragraph" style:parent-style-name="Normal">
      <style:paragraph-properties fo:hyphenation-ladder-count="no-limit" fo:break-before="page"/>
      <style:text-properties fo:hyphenate="true"/>
    </style:style>
    <style:style style:name="P10" style:family="paragraph" style:parent-style-name="Normal">
      <style:paragraph-properties fo:text-align="justify" style:justify-single-word="false"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style:font-name="Calibri" fo:hyphenate="true"/>
    </style:style>
    <style:style style:name="P12" style:family="paragraph" style:parent-style-name="Standard">
      <style:paragraph-properties fo:text-align="justify" style:justify-single-word="false" fo:break-before="page"/>
      <style:text-properties style:font-name="Calibri"/>
    </style:style>
    <style:style style:name="P13" style:family="paragraph" style:parent-style-name="Standard">
      <style:paragraph-properties fo:margin-left="0cm" fo:margin-right="0cm" fo:text-align="justify" style:justify-single-word="false" fo:text-indent="1.251cm" style:auto-text-indent="false"/>
      <style:text-properties style:font-name="Calibri"/>
    </style:style>
    <style:style style:name="P14" style:family="paragraph" style:parent-style-name="Normal">
      <style:paragraph-properties fo:margin-left="0cm" fo:margin-right="0cm" fo:text-align="justify" style:justify-single-word="false" fo:text-indent="1.251cm" style:auto-text-indent="false"/>
      <style:text-properties style:font-name="Calibri"/>
    </style:style>
    <style:style style:name="P15" style:family="paragraph" style:parent-style-name="Normal">
      <style:paragraph-properties fo:text-align="justify" style:justify-single-word="false"/>
    </style:style>
    <style:style style:name="P16" style:family="paragraph" style:parent-style-name="Normal">
      <style:paragraph-properties fo:text-align="justify" style:justify-single-word="false" fo:hyphenation-ladder-count="no-limit"/>
      <style:text-properties fo:hyphenate="true"/>
    </style:style>
    <style:style style:name="P17" style:family="paragraph" style:parent-style-name="Normal">
      <style:paragraph-properties fo:text-align="justify" style:justify-single-word="false"/>
      <style:text-properties style:font-name="Calibri"/>
    </style:style>
    <style:style style:name="P18" style:family="paragraph" style:parent-style-name="Normal">
      <style:paragraph-properties fo:text-align="justify" style:justify-single-word="false"/>
      <style:text-properties style:font-name="Calibri" officeooo:rsid="0006cc99" officeooo:paragraph-rsid="0006cc99"/>
    </style:style>
    <style:style style:name="P19" style:family="paragraph" style:parent-style-name="Normal">
      <style:paragraph-properties fo:text-align="justify" style:justify-single-word="false"/>
      <style:text-properties style:font-name="Calibri" officeooo:rsid="000d6b94" officeooo:paragraph-rsid="000d6b94"/>
    </style:style>
    <style:style style:name="P20" style:family="paragraph" style:parent-style-name="Normal">
      <style:paragraph-properties fo:text-align="justify" style:justify-single-word="false"/>
      <style:text-properties style:font-name="Calibri" officeooo:rsid="000dce06" officeooo:paragraph-rsid="000dce06"/>
    </style:style>
    <style:style style:name="P21" style:family="paragraph" style:parent-style-name="Normal">
      <style:paragraph-properties fo:text-align="center" style:justify-single-word="false"/>
    </style:style>
    <style:style style:name="P22" style:family="paragraph" style:parent-style-name="Normal">
      <style:paragraph-properties fo:text-align="justify" style:justify-single-word="false"/>
      <style:text-properties fo:language="en" fo:country="US"/>
    </style:style>
    <style:style style:name="P23"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4" style:family="paragraph" style:parent-style-name="Normal">
      <style:paragraph-properties fo:text-align="justify" style:justify-single-word="false"/>
      <style:text-properties style:font-name="Cambria"/>
    </style:style>
    <style:style style:name="P25"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26"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27" style:family="paragraph" style:parent-style-name="Normal">
      <style:paragraph-properties fo:text-align="justify" style:justify-single-word="false"/>
      <style:text-properties fo:color="#1f497d" style:font-name="Cambria" fo:font-size="14pt" style:font-size-asian="14pt"/>
    </style:style>
    <style:style style:name="P28" style:family="paragraph" style:parent-style-name="Normal">
      <style:paragraph-properties fo:text-align="justify" style:justify-single-word="false"/>
      <style:text-properties fo:color="#1f497d" style:font-name="Cambria"/>
    </style:style>
    <style:style style:name="P29" style:family="paragraph" style:parent-style-name="Table_20_Contents">
      <style:paragraph-properties fo:text-align="center" style:justify-single-word="false"/>
      <style:text-properties style:font-name="Calibri"/>
    </style:style>
    <style:style style:name="P30" style:family="paragraph" style:parent-style-name="Table_20_Contents">
      <style:paragraph-properties fo:text-align="center" style:justify-single-word="false"/>
      <style:text-properties style:font-name="Calibri" officeooo:rsid="0008d53a" officeooo:paragraph-rsid="0008d53a"/>
    </style:style>
    <style:style style:name="P31" style:family="paragraph" style:parent-style-name="Standard" style:master-page-name="MPF0">
      <style:paragraph-properties fo:text-align="center" style:justify-single-word="false" style:page-number="auto" fo:break-before="page"/>
    </style:style>
    <style:style style:name="P32" style:family="paragraph" style:parent-style-name="Standard">
      <style:paragraph-properties fo:text-align="justify" style:justify-single-word="false"/>
      <style:text-properties style:font-name="Calibri" officeooo:paragraph-rsid="000f7fb5"/>
    </style:style>
    <style:style style:name="P33" style:family="paragraph" style:parent-style-name="Heading_20_1">
      <style:paragraph-properties fo:text-align="center" style:justify-single-word="false"/>
      <style:text-properties fo:font-size="18pt" style:font-size-asian="18pt"/>
    </style:style>
    <style:style style:name="P34" style:family="paragraph" style:parent-style-name="Heading_20_1">
      <style:paragraph-properties fo:text-align="center" style:justify-single-word="false"/>
      <style:text-properties fo:font-size="36pt" style:font-size-asian="36pt"/>
    </style:style>
    <style:style style:name="P35" style:family="paragraph" style:parent-style-name="Heading_20_1">
      <style:text-properties fo:font-size="16pt" style:font-size-asian="16pt"/>
    </style:style>
    <style:style style:name="P36"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37" style:family="paragraph" style:parent-style-name="Heading_20_1">
      <style:paragraph-properties fo:text-align="justify" style:justify-single-word="false"/>
    </style:style>
    <style:style style:name="P38" style:family="paragraph" style:parent-style-name="Normal">
      <style:paragraph-properties fo:text-align="justify" style:justify-single-word="false"/>
    </style:style>
    <style:style style:name="P39" style:family="paragraph" style:parent-style-name="Normal">
      <style:paragraph-properties fo:text-align="justify" style:justify-single-word="false">
        <style:tab-stops>
          <style:tab-stop style:position="2.514cm"/>
        </style:tab-stops>
      </style:paragraph-properties>
    </style:style>
    <style:style style:name="P40" style:family="paragraph" style:parent-style-name="Heading_20_2">
      <style:paragraph-properties fo:text-align="center" style:justify-single-word="false"/>
    </style:style>
    <style:style style:name="P41" style:family="paragraph" style:parent-style-name="Heading_20_2">
      <style:paragraph-properties fo:text-align="justify" style:justify-single-word="false"/>
    </style:style>
    <style:style style:name="P42" style:family="paragraph" style:parent-style-name="Heading_20_3">
      <style:paragraph-properties fo:text-align="justify" style:justify-single-word="false"/>
    </style:style>
    <style:style style:name="P43" style:family="paragraph" style:parent-style-name="Heading_20_3">
      <style:paragraph-properties fo:text-align="justify" style:justify-single-word="false"/>
      <style:text-properties style:font-size-complex="12pt"/>
    </style:style>
    <style:style style:name="P44" style:family="paragraph" style:parent-style-name="Heading_20_3">
      <style:paragraph-properties fo:text-align="justify" style:justify-single-word="false"/>
      <style:text-properties fo:font-size="13pt" style:font-size-asian="13pt" style:font-size-complex="13pt"/>
    </style:style>
    <style:style style:name="T1" style:family="text">
      <style:text-properties style:font-name="Calibri"/>
    </style:style>
    <style:style style:name="T2" style:family="text">
      <style:text-properties style:font-name="Calibri" officeooo:rsid="000a829e"/>
    </style:style>
    <style:style style:name="T3" style:family="text">
      <style:text-properties style:font-name="Calibri" officeooo:rsid="000b7679"/>
    </style:style>
    <style:style style:name="T4" style:family="text">
      <style:text-properties style:font-name="Calibri" officeooo:rsid="000ed428"/>
    </style:style>
    <style:style style:name="T5" style:family="text">
      <style:text-properties style:font-name="Calibri" officeooo:rsid="000f7fb5"/>
    </style:style>
    <style:style style:name="T6" style:family="text">
      <style:text-properties style:font-name="Calibri" officeooo:rsid="00117f42"/>
    </style:style>
    <style:style style:name="T7" style:family="text">
      <style:text-properties fo:font-size="13pt" style:font-size-asian="13pt" style:font-size-complex="13pt"/>
    </style:style>
    <style:style style:name="T8" style:family="text">
      <style:text-properties style:font-name="Cambria"/>
    </style:style>
    <style:style style:name="T9" style:family="text">
      <style:text-properties officeooo:rsid="000387a0"/>
    </style:style>
    <style:style style:name="T10" style:family="text">
      <style:text-properties officeooo:rsid="0004806e"/>
    </style:style>
    <style:style style:name="T11" style:family="text">
      <style:text-properties officeooo:rsid="0005dc35"/>
    </style:style>
    <style:style style:name="T12" style:family="text">
      <style:text-properties officeooo:rsid="000dce06"/>
    </style:style>
    <style:style style:name="T13" style:family="text">
      <style:text-properties officeooo:rsid="000f7f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
      <text:p text:style-name="P2"/>
      <text:h text:style-name="P33" text:outline-level="1"/>
      <text:h text:style-name="P33" text:outline-level="1"/>
      <text:h text:style-name="P33" text:outline-level="1"/>
      <text:h text:style-name="P34" text:outline-level="1">ENGRENAGES</text:h>
      <text:h text:style-name="P40" text:outline-level="2">Logiciel de chat décentralisé</text:h>
      <text:p text:style-name="P9"/>
      <text:h text:style-name="P35" text:outline-level="1"/>
      <text:h text:style-name="P36"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9"/>
      <text:h text:style-name="Heading_20_1" text:outline-level="1"/>
      <text:h text:style-name="P37"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3">Ce projet a donc comme thème principal la création et la connexion à un réseau, ainsi que les échanges d’informations entre les différentes composantes de ce réseau.</text:p>
      <text:p text:style-name="P12"/>
      <text:h text:style-name="P37" text:outline-level="1">Cahier des charges :</text:h>
      <text:p text:style-name="P8"/>
      <text:p text:style-name="P13">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9">Un bouton pour se connecter à un nouveau serveur</text:span></text:p>
      <text:p text:style-name="P7"><text:tab/>- <text:span text:style-name="T9">Un bouton permettant d’envoyer des messages privés</text:span></text:p>
      <text:p text:style-name="P7"><text:tab/>- Un bouton pour se déconnecter</text:p>
      <text:p text:style-name="P6"/>
      <text:p text:style-name="P32">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 <text:span text:style-name="T13">Nous avons aussi utilisé les bibliothèques socket, select, threading, pickle et argparse </text:span></text:p>
      <text:p text:style-name="P10"/>
      <text:h text:style-name="P37" text:outline-level="1"/>
      <text:h text:style-name="P37" text:outline-level="1">Déroulement du projet, répartition du travail</text:h>
      <text:p text:style-name="P15"/>
      <text:h text:style-name="P41" text:outline-level="2"><text:tab/>Déroulement du projet</text:h>
      <text:p text:style-name="P15"/>
      <text:p text:style-name="P14">La réalisation de ce projet s’est réalisée en plusieurs temps :</text:p>
      <text:p text:style-name="P17">-Choix du sujet, établissement du cahier des charges et répartition des tâches</text:p>
      <text:p text:style-name="P17">-Création de la structure du programme (Classes Serveur et Client) et des fenêtres graphiques principales</text:p>
      <text:p text:style-name="P17">-Mise au point d’une version Alpha fonctionnelle mais très basique</text:p>
      <text:p text:style-name="P17">-Test de la version Alpha à l’aide de raspberries + élaboration d’une version Béta corrigeant les problèmes révélés par ces premiers tests</text:p>
      <text:p text:style-name="P17">-Ajout de fonctions annexes (messages privés, liste de pseudos) n’étant pas directement liées au fonctionnement du serveur</text:p>
      <text:p text:style-name="P17">-Tests et bug-tracking de la version 1.0 ainsi réalisée</text:p>
      <text:p text:style-name="P17">-Fusion des deux classes Client et Server en une unique classe Rouages</text:p>
      <text:p text:style-name="P17">-Utilisation de la méthode grid pour tkinter pour diminuer les différences graphiques entre Windows et Python (plus détaillées dans la partie problèmes rencontrés)</text:p>
      <text:p text:style-name="P17">-Correction du bugs mineurs, <text:span text:style-name="T10">ajouts de fonctions de contrôle des données entrées par l’utilisateur</text:span> et rédaction du dossier-projet</text:p>
      <text:p text:style-name="P17">-Aboutissement à une version finale satisfaisante</text:p>
      <text:p text:style-name="P15"/>
      <text:p text:style-name="P15"/>
      <text:h text:style-name="P41" text:outline-level="2"><text:tab/>Répartition du travail</text:h>
      <text:p text:style-name="P15"/>
      <text:p text:style-name="P14">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17"/>
      <table:table table:name="Tableau1" table:style-name="Tableau1">
        <table:table-column table:style-name="Tableau1.A" table:number-columns-repeated="2"/>
        <table:table-row>
          <table:table-cell table:style-name="Tableau1.A1" office:value-type="string">
            <text:p text:style-name="P21">Alexandre</text:p>
          </table:table-cell>
          <table:table-cell table:style-name="Tableau1.A1" office:value-type="string">
            <text:p text:style-name="P21">Aurélien</text:p>
          </table:table-cell>
        </table:table-row>
        <table:table-row>
          <table:table-cell table:style-name="Tableau1.A1" office:value-type="string">
            <text:p text:style-name="P22">sendTimedMessage</text:p>
            <text:p text:style-name="P22">sendMessage</text:p>
            <text:p text:style-name="P22">shutdown</text:p>
            <text:p text:style-name="P22">connect_and_destroy</text:p>
            <text:p text:style-name="P22">sendMPandDestroy</text:p>
            <text:p text:style-name="P15">connect_and_destroy</text:p>
            <text:p text:style-name="P15">check_pseudo</text:p>
            <text:p text:style-name="P15"/>
            <text:p text:style-name="P15">Classe Rouages ainsi que ses sous-fonctions</text:p>
          </table:table-cell>
          <table:table-cell table:style-name="Tableau1.A1" office:value-type="string">
            <text:p text:style-name="P15">diff_pseudo</text:p>
            <text:p text:style-name="P15">MP</text:p>
            <text:p text:style-name="P15">identification</text:p>
            <text:p text:style-name="P15">choisir_ip</text:p>
            <text:p text:style-name="P15">fenetre_princ</text:p>
          </table:table-cell>
        </table:table-row>
      </table:table>
      <text:p text:style-name="P15"/>
      <text:p text:style-name="P10"/>
      <text:p text:style-name="P15"/>
      <text:p text:style-name="P23"/>
      <text:p text:style-name="P23"/>
      <text:p text:style-name="P15"/>
      <text:p text:style-name="P24"/>
      <text:p text:style-name="P26">Présentation de l’application</text:p>
      <text:p text:style-name="P16"/>
      <text:h text:style-name="P42" text:outline-level="3"><text:tab/><text:span text:style-name="Police_20_par_20_défaut"><text:span text:style-name="T7">Interface utilisateur</text:span></text:span></text:h>
      <text:p text:style-name="P17"/>
      <text:p text:style-name="P17"><text:tab/>Lors du lancement du programme, une fenêtre s’ouvre, <text:span text:style-name="T11">proposant à l’utilisateur de rentrer son pseudo. Il est à savoir que l’affichage de cette fenêtre peut être sauté en passant comme argument au programme « --pseudo MonPseudo ». L</text:span>a fenêtre principale s’ouvre <text:span text:style-name="T11">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11">d’un bouton permettant la connexion à un nouveau serveur,</text:span> et enfin d’un bouton déconnexion.</text:p>
      <text:p text:style-name="P17"/>
      <text:h text:style-name="P42" text:outline-level="3"><text:span text:style-name="Police_20_par_20_défaut"><text:span text:style-name="T1"><text:tab/></text:span></text:span><text:span text:style-name="Police_20_par_20_défaut"><text:span text:style-name="T7">Système</text:span></text:span></text:h>
      <text:p text:style-name="P15"/>
      <text:p text:style-name="P15"><text:span text:style-name="Police_20_par_20_défaut"><text:span text:style-name="T8"><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p text:style-name="P15"><text:span text:style-name="Police_20_par_20_défaut"><text:span text:style-name="T1"/></text:span></text:p>
      <text:p text:style-name="P15"><text:span text:style-name="Police_20_par_20_défaut"><text:span text:style-name="T1"><text:tab/></text:span></text:span><text:span text:style-name="Police_20_par_20_défaut"><text:span text:style-name="T2">Vient après le système des connexions : Chaque instance du programme agit comme un « noeud », comme un rouage du programme global, c’est le système de pair à pair. </text:span></text:span><text:span text:style-name="Police_20_par_20_défaut"><text:span text:style-name="T4">Dès qu’un utilisateur se connecte à une autre instance, il se retrouve en fait connecté à toutes les autres instances précédemment connectées à cette dernière. Cette configuration, malgré une limite de 10 connections « directes », permet en fait un très grand nombr</text:span></text:span><text:span text:style-name="Police_20_par_20_défaut"><text:span text:style-name="T5">e</text:span></text:span><text:span text:style-name="Police_20_par_20_défaut"><text:span text:style-name="T4"> d’utilisateur</text:span></text:span><text:span text:style-name="Police_20_par_20_défaut"><text:span text:style-name="T5">s</text:span></text:span><text:span text:style-name="Police_20_par_20_défaut"><text:span text:style-name="T4"> sans pour autant en surcharger un.</text:span></text:span></text:p>
      <text:h text:style-name="P43" text:outline-level="3"/>
      <text:h text:style-name="P43" text:outline-level="3"/>
      <text:h text:style-name="P44" text:outline-level="3"><text:tab/>Fonctionnalités implémentées</text:h>
      <text:p text:style-name="P17"/>
      <text:p text:style-name="P17"><text:tab/>Le logiciel possède les fonctionnalités suivantes :</text:p>
      <text:p text:style-name="P17">-Choix du pseudo (différent cependant de ceux des utilisateurs déjà connectés)</text:p>
      <text:p text:style-name="P17">-Envoi et réception de messages avec le pseudo de l’expéditeur</text:p>
      <text:p text:style-name="P17">-Envoi et réception de messages privés</text:p>
      <text:p text:style-name="P17">-Affichage de la liste des utilisateurs connectés</text:p>
      <text:p text:style-name="P17"><text:soft-page-break/>-Possibilité de se déconnecter sans éteindre la console ni faire crasher le serveur</text:p>
      <text:p text:style-name="P17">-<text:span text:style-name="T13">Possibilité de se connecter à un autre utilisateur d’un réseau auquel l’on est déjà connecté.</text:span></text:p>
      <text:p text:style-name="P10"/>
      <text:h text:style-name="P37" text:outline-level="1"/>
      <text:h text:style-name="P37" text:outline-level="1">Conception du projet</text:h>
      <text:p text:style-name="P15"/>
      <text:h text:style-name="P42" text:outline-level="3"><text:tab/><text:span text:style-name="Police_20_par_20_défaut"><text:span text:style-name="T7">Structure de données utilisée</text:span></text:span></text:h>
      <text:p text:style-name="P15"/>
      <text:p text:style-name="P17"><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29">Index</text:p>
          </table:table-cell>
          <table:table-cell table:style-name="Tableau2.A1" office:value-type="string">
            <text:p text:style-name="P29">Nom</text:p>
          </table:table-cell>
          <table:table-cell table:style-name="Tableau2.C1" office:value-type="string">
            <text:p text:style-name="P29">Valeurs possibles</text:p>
          </table:table-cell>
        </table:table-row>
        <table:table-row>
          <table:table-cell table:style-name="Tableau2.A2" office:value-type="string">
            <text:p text:style-name="P29">0</text:p>
          </table:table-cell>
          <table:table-cell table:style-name="Tableau2.A2" office:value-type="string">
            <text:p text:style-name="P29">timestamp</text:p>
          </table:table-cell>
          <table:table-cell table:style-name="Tableau2.C2" office:value-type="string">
            <text:p text:style-name="P29">Variable de type string, correspondant à la date précise de l'envoi du message.</text:p>
          </table:table-cell>
        </table:table-row>
        <table:table-row>
          <table:table-cell table:style-name="Tableau2.A2" office:value-type="string">
            <text:p text:style-name="P29">1</text:p>
          </table:table-cell>
          <table:table-cell table:style-name="Tableau2.A2" office:value-type="string">
            <text:p text:style-name="P29">message</text:p>
          </table:table-cell>
          <table:table-cell table:style-name="Tableau2.C2" office:value-type="string">
            <text:p text:style-name="P29">Variable de type string, contenant le message</text:p>
            <text:p text:style-name="P29">OU variable de type tableau de string, contenant une liste de pseudo</text:p>
          </table:table-cell>
        </table:table-row>
        <table:table-row>
          <table:table-cell table:style-name="Tableau2.A2" office:value-type="string">
            <text:p text:style-name="P29">2</text:p>
          </table:table-cell>
          <table:table-cell table:style-name="Tableau2.A2" office:value-type="string">
            <text:p text:style-name="P29">pseudo</text:p>
          </table:table-cell>
          <table:table-cell table:style-name="Tableau2.C2" office:value-type="string">
            <text:p text:style-name="P29">Variable de type string, contenant le pseudo de l'envoyeur</text:p>
          </table:table-cell>
        </table:table-row>
        <table:table-row>
          <table:table-cell table:style-name="Tableau2.A2" office:value-type="string">
            <text:p text:style-name="P29">3</text:p>
          </table:table-cell>
          <table:table-cell table:style-name="Tableau2.A2" office:value-type="string">
            <text:p text:style-name="P29">destinataire</text:p>
          </table:table-cell>
          <table:table-cell table:style-name="Tableau2.C2" office:value-type="string">
            <text:p text:style-name="P29">Variable de type string, contenant le pseudo du destinataire, par défaut nulle, et donc destiné à tout le monde.</text:p>
          </table:table-cell>
        </table:table-row>
        <table:table-row>
          <table:table-cell table:style-name="Tableau2.A2" office:value-type="string">
            <text:p text:style-name="P30">4</text:p>
          </table:table-cell>
          <table:table-cell table:style-name="Tableau2.A2" office:value-type="string">
            <text:p text:style-name="P30">éloignement</text:p>
          </table:table-cell>
          <table:table-cell table:style-name="Tableau2.C2" office:value-type="string">
            <text:p text:style-name="P30">Variable de type int, permettant de savoir d’où provient le message.</text:p>
          </table:table-cell>
        </table:table-row>
      </table:table>
      <text:p text:style-name="P17"/>
      <text:p text:style-name="P15"/>
      <text:p text:style-name="P15"/>
      <text:p text:style-name="P15"/>
      <text:h text:style-name="P42" text:outline-level="3"><text:tab/><text:span text:style-name="Police_20_par_20_défaut"><text:span text:style-name="T7">Fonctionnement des algorithmes implémentés</text:span></text:span></text:h>
      <text:p text:style-name="P15"/>
      <text:p text:style-name="P17"><text:tab/>Les différentes fonctions composant le logiciel, leur utilité et leur fonctionnement sont récapitulées dans le tableau ci-dessous :</text:p>
      <text:p text:style-name="P17"/>
      <text:p text:style-name="P17">***********Ajouter Tableau une fois le programme fini*********</text:p>
      <text:p text:style-name="P11"/>
      <text:p text:style-name="P17"/>
      <text:p text:style-name="P17"/>
      <text:p text:style-name="P27"/>
      <text:p text:style-name="P28"/>
      <text:p text:style-name="P25">Conclusion</text:p>
      <text:p text:style-name="P25"/>
      <text:h text:style-name="P42" text:outline-level="3"><text:tab/><text:span text:style-name="Police_20_par_20_défaut"><text:span text:style-name="T7">Problèmes particuliers rencontrés et solutions apportées</text:span></text:span></text:h>
      <text:p text:style-name="P15"/>
      <text:p text:style-name="P17">-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18">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17"/>
      <text:p text:style-name="P17">-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18">Là encore, il a fallut implémenter une méthode évitant que deux utilisateurs aient le même pseudo. Cela s’est traduit par l’envoi d’une série de messages avant même que l’utilisateur puisse lui même en envoyer, afin de contrôler les pseudos.</text:p>
      <text:p text:style-name="P17"/>
      <text:p text:style-name="P17">- Concernant l’interface graphique, nous avons rencontré certain 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17"/>
      <text:p text:style-name="P17"/>
      <text:h text:style-name="P42" text:outline-level="3"><text:tab/><text:span text:style-name="Police_20_par_20_défaut"><text:span text:style-name="T7">Impressions personnelles</text:span></text:span></text:h>
      <text:p text:style-name="P17"/>
      <text:p text:style-name="P19">Alexandre : </text:p>
      <text:p text:style-name="P19"><text:tab/>Tout d’abord, je dois dire que j’ai réellement apprécié travailler sur ce sujet. Le plus dur et plus passionnant a été la découverte de la programmation réseau ainsi que l’élaboration théorique <text:soft-page-break/>du fonctionnement d’engrenages. Il était en effet impossible pour moi de me lancer dans la programmation sans réfléchir, car je n’avais aucune base dans ce domaine. <text:span text:style-name="T12">Le plus dur a été par contre la confrontation au réel, notamment avec le peu d’heures dont nous disposions pour tester ces programmes « théoriques » sur de vrais machines. Heureusement, sur la fin du projet, nous avons réussi à développer un méthode permettant de lancer plusieurs instances du programme sur un même ordinateur.</text:span></text:p>
      <text:p text:style-name="P20">Enfin, cela a été un plaisir de travailler avec Aurélien, qui répondait toujours présent lorsque j’avais une demande particulière avec l’interface utilisateur, et n’a pas hésité à réécrire plusieurs fois différemment sa partie pour s’adapter aux évolutions du système.</text:p>
      <text:p text:style-name="P17"/>
      <text:p text:style-name="P17"/>
      <text:h text:style-name="P42" text:outline-level="3"><text:tab/><text:span text:style-name="Police_20_par_20_défaut"><text:span text:style-name="T7">Améliorations et extensions possibles</text:span></text:span></text:h>
      <text:p text:style-name="P15"/>
      <text:p text:style-name="P15"><text:span text:style-name="Police_20_par_20_défaut"><text:span text:style-name="T1">-</text:span></text:span><text:span text:style-name="Police_20_par_20_défaut"><text:span text:style-name="T6">Autogestion de la densité du réseau: Jamais un utilisateur connecté a un seul membre, et jamais un utilisateur connecté à tous les membres</text:span></text:span></text:p>
      <text:p text:style-name="P15"><text:span text:style-name="Police_20_par_20_défaut"><text:span text:style-name="T1">-Implémentation d’une fonction pour envoyer des émoticônes</text:span></text:span></text:p>
      <text:p text:style-name="P39"><text:span text:style-name="Police_20_par_20_défaut"><text:span text:style-name="T1">-</text:span></text:span><text:span text:style-name="Police_20_par_20_défaut"><text:span text:style-name="T3">Capacité de dessiner une représentation graphique du réseau, grâce à l’éloign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10</text:page-number></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Build-1</meta:generator>
    <meta:initial-creator>Alexandre Moine</meta:initial-creator>
    <meta:creation-date>2016-03-23T17:16:00Z</meta:creation-date>
    <dc:date>2016-04-27T12:07:15.551458048</dc:date>
    <meta:editing-cycles>39</meta:editing-cycles>
    <meta:editing-duration>PT4H7M7S</meta:editing-duration>
    <meta:document-statistic meta:table-count="2" meta:image-count="0" meta:object-count="0" meta:page-count="10" meta:paragraph-count="112" meta:word-count="1722" meta:character-count="10979" meta:non-whitespace-character-count="9343"/>
    <meta:template xlink:type="simple" xlink:actuate="onRequest" xlink:title="" xlink:href="Normal"/>
  </office:meta>
</office:document-meta>
</file>